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6b985" officeooo:paragraph-rsid="0006b985"/>
    </style:style>
    <style:style style:name="P3" style:family="paragraph" style:parent-style-name="Standard">
      <style:text-properties officeooo:paragraph-rsid="0006b985"/>
    </style:style>
    <style:style style:name="T1" style:family="text">
      <style:text-properties officeooo:rsid="0006b9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rger of the Gods</text:p>
      <text:p text:style-name="P1"/>
      <text:p text:style-name="Standard">One red onion, sliced thinly</text:p>
      <text:p text:style-name="Standard">One white onion, sliced thinly</text:p>
      <text:p text:style-name="Standard">Two tbsp brown sugar</text:p>
      <text:p text:style-name="Standard">Balsamic vinegar</text:p>
      <text:p text:style-name="Standard">2 ounces Bl<text:span text:style-name="T1">eu </text:span>cheese</text:p>
      <text:p text:style-name="Standard">2 ounces Gorgonzola Cheese</text:p>
      <text:p text:style-name="P2">1/2 cup mayonaisse</text:p>
      <text:p text:style-name="P2">Olive Oil</text:p>
      <text:p text:style-name="Standard">Burger buns</text:p>
      <text:p text:style-name="Standard"/>
      <text:p text:style-name="Standard"/>
      <text:p text:style-name="Standard">Caramelize the onions in a small bit of <text:span text:style-name="T1">o</text:span>il. Add sugar. Add balsamic vinegar and cook down until syrupy. Set aside and let cool.</text:p>
      <text:p text:style-name="Standard"/>
      <text:p text:style-name="Standard">Add <text:span text:style-name="T1">the </text:span>Gorgonzola cheese <text:span text:style-name="T1">to the mayo and mix until creamy. Set aside in fridge until ready to use.</text:span></text:p>
      <text:p text:style-name="Standard"/>
      <text:p text:style-name="P3"><text:span text:style-name="T1">Grill the burger patties. Top with bleu cheese and onions. Spread buns with Gorgonzola/Mayo spread and ser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23:40:23.093270714</meta:creation-date>
    <dc:date>2016-09-28T23:45:24.033104298</dc:date>
    <meta:editing-duration>PT5M1S</meta:editing-duration>
    <meta:editing-cycles>1</meta:editing-cycles>
    <meta:document-statistic meta:table-count="0" meta:image-count="0" meta:object-count="0" meta:page-count="1" meta:paragraph-count="13" meta:word-count="95" meta:character-count="532" meta:non-whitespace-character-count="450"/>
    <meta:generator>LibreOffice/5.1.4.2$Linux_X86_64 LibreOffice_project/10m0$Build-2</meta:generator>
  </office:meta>
</office:document-meta>
</file>